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</style:style>
    <style:style style:name="P2" style:family="paragraph" style:parent-style-name="Preformatted_20_Text" style:list-style-name="L1">
      <style:paragraph-properties fo:text-align="start" style:justify-single-word="false" style:writing-mode="lr-tb"/>
      <style:text-properties style:font-name="Arial" fo:font-size="12pt" style:text-underline-style="none" fo:font-weight="normal" officeooo:rsid="001ed8ab" officeooo:paragraph-rsid="001ed8ab" style:font-size-asian="10.5pt" style:font-weight-asian="normal" style:font-size-complex="12pt" style:font-weight-complex="normal"/>
    </style:style>
    <style:style style:name="P3" style:family="paragraph" style:parent-style-name="Preformatted_20_Text">
      <style:paragraph-properties fo:text-align="start" style:justify-single-word="false" style:writing-mode="lr-tb"/>
      <style:text-properties style:font-name="Arial" fo:font-size="14pt" style:text-underline-style="solid" style:text-underline-width="auto" style:text-underline-color="font-color" fo:font-weight="bold" officeooo:rsid="001ed8ab" officeooo:paragraph-rsid="001ed8ab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text-align="start" style:justify-single-word="false" style:writing-mode="lr-tb"/>
      <style:text-properties style:font-name="Arial"/>
    </style:style>
    <style:style style:name="P5" style:family="paragraph" style:parent-style-name="Preformatted_20_Text" style:list-style-name="L1">
      <style:paragraph-properties fo:text-align="start" style:justify-single-word="false" style:writing-mode="lr-tb"/>
      <style:text-properties style:font-name="Arial"/>
    </style:style>
    <style:style style:name="P6" style:family="paragraph" style:parent-style-name="Preformatted_20_Text" style:list-style-name="L1">
      <style:paragraph-properties fo:text-align="start" style:justify-single-word="false" style:writing-mode="lr-tb"/>
      <style:text-properties style:font-name="Arial" officeooo:paragraph-rsid="001ed8ab"/>
    </style:style>
    <style:style style:name="P7" style:family="paragraph" style:parent-style-name="Preformatted_20_Text" style:list-style-name="L1">
      <style:paragraph-properties fo:text-align="start" style:justify-single-word="false" style:writing-mode="lr-tb"/>
      <style:text-properties style:font-name="Arial" officeooo:rsid="001ed8ab" officeooo:paragraph-rsid="001ed8ab"/>
    </style:style>
    <style:style style:name="P8" style:family="paragraph" style:parent-style-name="Standard">
      <style:paragraph-properties fo:text-align="center" style:justify-single-word="false"/>
      <style:text-properties style:font-name="Arial" fo:font-size="20pt" style:text-underline-style="solid" style:text-underline-width="auto" style:text-underline-color="font-color" fo:font-weight="bold" officeooo:rsid="001ed8ab" officeooo:paragraph-rsid="001ed8ab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ed8ab" officeooo:paragraph-rsid="001ed8ab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1ed8ab" officeooo:paragraph-rsid="001ed8a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0a470" officeooo:paragraph-rsid="0020a47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2a67f" officeooo:paragraph-rsid="0022a67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3cc59" officeooo:paragraph-rsid="0023cc5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bold" officeooo:rsid="0020a470" officeooo:paragraph-rsid="0020a47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bold" officeooo:rsid="0022a67f" officeooo:paragraph-rsid="0022a67f" style:font-size-asian="12.25pt" style:font-weight-asian="bold" style:font-size-complex="14pt" style:font-weight-complex="bold"/>
    </style:style>
    <style:style style:name="T1" style:family="text">
      <style:text-properties officeooo:rsid="001ed8ab"/>
    </style:style>
    <style:style style:name="T2" style:family="text">
      <style:text-properties officeooo:rsid="00224931"/>
    </style:style>
    <style:style style:name="T3" style:family="text">
      <style:text-properties officeooo:rsid="0023cc59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formations pour les professeurs</text:p>
      <text:p text:style-name="P8"/>
      <text:p text:style-name="P3">Comptes pour tester :</text:p>
      <text:p text:style-name="P3"/>
      <text:list xml:id="list4227371133" text:style-name="L1">
        <text:list-item>
          <text:p text:style-name="P2">Mail : roro_dubois@gmail.com</text:p>
        </text:list-item>
        <text:list-item>
          <text:p text:style-name="P6"><text:span text:style-name="T1">Mot de passe : </text:span>R37db</text:p>
        </text:list-item>
        <text:list-item>
          <text:p text:style-name="P7">Type du compte : Admin</text:p>
        </text:list-item>
      </text:list>
      <text:p text:style-name="P1"/>
      <text:list xml:id="list133244516908935" text:continue-numbering="true" text:style-name="L1">
        <text:list-item>
          <text:p text:style-name="P5"><text:span text:style-name="T1">Mail :</text:span>Isamrqs@gmail.com</text:p>
        </text:list-item>
        <text:list-item>
          <text:p text:style-name="P5">M<text:span text:style-name="T1">ot de passe : </text:span>22miQs%</text:p>
        </text:list-item>
        <text:list-item>
          <text:p text:style-name="P7">Type du compte : Admin</text:p>
        </text:list-item>
      </text:list>
      <text:p text:style-name="P4"/>
      <text:list xml:id="list133244408807452" text:continue-numbering="true" text:style-name="L1">
        <text:list-item>
          <text:p text:style-name="P5"><text:span text:style-name="T1">Mail : </text:span>Anto@gmail.com</text:p>
        </text:list-item>
        <text:list-item>
          <text:p text:style-name="P5"><text:span text:style-name="T1">Mot de passe : </text:span>A3N7T5O5</text:p>
        </text:list-item>
        <text:list-item>
          <text:p text:style-name="P7">Type du compte : client</text:p>
        </text:list-item>
      </text:list>
      <text:p text:style-name="P4"/>
      <text:list xml:id="list133243844625130" text:continue-numbering="true" text:style-name="L1">
        <text:list-item>
          <text:p text:style-name="P5"><text:span text:style-name="T1">Mail : </text:span>evee_laporte@gmail.com</text:p>
        </text:list-item>
        <text:list-item>
          <text:p text:style-name="P10">Mot de passe : 512%*</text:p>
        </text:list-item>
        <text:list-item>
          <text:p text:style-name="P10">Type du compte : client</text:p>
        </text:list-item>
      </text:list>
      <text:p text:style-name="P9"/>
      <text:p text:style-name="P14">Versions de logiciel : </text:p>
      <text:p text:style-name="P11">-- Version du serveur : 10.4.27-MariaDB<text:line-break/>-- Version de PHP : 8.2.0</text:p>
      <text:p text:style-name="P11">– HTML5</text:p>
      <text:p text:style-name="P11">– <text:span text:style-name="T2">CSS3</text:span></text:p>
      <text:p text:style-name="P11"/>
      <text:p text:style-name="P15">La base de donnée :</text:p>
      <text:p text:style-name="P15"/>
      <text:p text:style-name="P12"><text:span text:style-name="T3">Dans phpMyAdmin, la base doit s’appeler </text:span><text:span text:style-name="T4">danstonfrigo</text:span></text:p>
      <text:p text:style-name="P12"/>
      <text:p text:style-name="P13">La connexion entre la base et le code php (pour les requêtes), se fait à l’aide la fonction <text:span text:style-name="T4">connexionUserPDO(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9T13:32:43.624000000</dc:date>
    <meta:editing-duration>PT13M40S</meta:editing-duration>
    <meta:editing-cycles>8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21" meta:word-count="120" meta:character-count="624" meta:non-whitespace-character-count="534"/>
  </office:meta>
</office:document-meta>
</file>